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a14f" officeooo:paragraph-rsid="0007a14f"/>
    </style:style>
    <style:style style:name="P2" style:family="paragraph" style:parent-style-name="Standard">
      <style:paragraph-properties fo:text-align="start" style:justify-single-word="false"/>
      <style:text-properties officeooo:rsid="0007a14f" officeooo:paragraph-rsid="0007a14f"/>
    </style:style>
    <style:style style:name="P3" style:family="paragraph" style:parent-style-name="Standard">
      <style:paragraph-properties fo:text-align="start" style:justify-single-word="false"/>
      <style:text-properties officeooo:rsid="0009d7f8" officeooo:paragraph-rsid="0009d7f8"/>
    </style:style>
    <style:style style:name="P4" style:family="paragraph" style:parent-style-name="Standard">
      <style:paragraph-properties fo:text-align="start" style:justify-single-word="false"/>
      <style:text-properties officeooo:rsid="000a634c" officeooo:paragraph-rsid="000a634c"/>
    </style:style>
    <style:style style:name="P5" style:family="paragraph" style:parent-style-name="Standard">
      <style:paragraph-properties fo:text-align="start" style:justify-single-word="false"/>
      <style:text-properties officeooo:rsid="000b4e12" officeooo:paragraph-rsid="000b4e12"/>
    </style:style>
    <style:style style:name="P6" style:family="paragraph" style:parent-style-name="Standard">
      <style:paragraph-properties fo:text-align="start" style:justify-single-word="false"/>
      <style:text-properties officeooo:rsid="000b87e3" officeooo:paragraph-rsid="000b87e3"/>
    </style:style>
    <style:style style:name="P7" style:family="paragraph" style:parent-style-name="Standard">
      <style:paragraph-properties fo:text-align="start" style:justify-single-word="false"/>
      <style:text-properties officeooo:rsid="000d4fd1" officeooo:paragraph-rsid="000b87e3"/>
    </style:style>
    <style:style style:name="P8" style:family="paragraph" style:parent-style-name="Standard">
      <style:paragraph-properties fo:text-align="start" style:justify-single-word="false"/>
      <style:text-properties officeooo:rsid="000d4fd1" officeooo:paragraph-rsid="000d4fd1"/>
    </style:style>
    <style:style style:name="T1" style:family="text">
      <style:text-properties officeooo:rsid="000a634c"/>
    </style:style>
    <style:style style:name="T2" style:family="text">
      <style:text-properties officeooo:rsid="000b87e3"/>
    </style:style>
    <style:style style:name="T3" style:family="text">
      <style:text-properties officeooo:rsid="000d4fd1"/>
    </style:style>
    <style:style style:name="T4" style:family="text">
      <style:text-properties officeooo:rsid="000dee25"/>
    </style:style>
    <style:style style:name="T5" style:family="text">
      <style:text-properties officeooo:rsid="000e6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 about power amplifiers</text:p>
      <text:p text:style-name="P1"/>
      <text:p text:style-name="P2"/>
      <text:p text:style-name="P3">If we wish to calculate the <text:span text:style-name="T1">RF </text:span>power in the frequency domain : P = 1/2(V*(i*).</text:p>
      <text:p text:style-name="P3">And in the time domain : <text:tab/>1/2(Vpp*Ipp)*<text:span text:style-name="T2">cos(phi)</text:span>, with pp being the peak to peak value.</text:p>
      <text:p text:style-name="P3"/>
      <text:p text:style-name="P3"/>
      <text:p text:style-name="P4">However, if we want the total power in the frequency domain : (V*(i*))</text:p>
      <text:p text:style-name="P4">And in the time domain : 1/8(Vpp*Ipp)*<text:span text:style-name="T2">cos(phi)</text:span></text:p>
      <text:p text:style-name="P4"/>
      <text:p text:style-name="P6">Phi represents the phase delay <text:span text:style-name="T3">between the two waves.</text:span></text:p>
      <text:p text:style-name="P4"/>
      <text:p text:style-name="P5">These 2 stands for the average power dissipated by the device.</text:p>
      <text:p text:style-name="P5"/>
      <text:p text:style-name="P7"/>
      <text:p text:style-name="P8">As the time domain average power is a cosine defined fucntion, power will vary from (Vpp*Ipp)/8</text:p>
      <text:p text:style-name="P8">to -((Vpp*Ipp)/8.<text:line-break/>If Pavg is positive, it means that current and voltage are in phase, so power is dissipated as heat.</text:p>
      <text:p text:style-name="P8">If Pavg is negative, it means that current and voltage are out of phase, meaning that power is being generated.</text:p>
      <text:p text:style-name="P8">If Pavg is nil, power is not generated nor dissipated. It is being stored <text:span text:style-name="T4">inst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0:09:39.867481325</meta:creation-date>
    <dc:date>2019-08-12T11:24:39.033951448</dc:date>
    <meta:editing-duration>PT1H14M5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47" meta:character-count="832" meta:non-whitespace-character-count="695"/>
  </office:meta>
</office:document-meta>
</file>